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Post Mortem:</text:p>
      <text:p text:style-name="Standard"/>
      <text:p text:style-name="Standard">I- Introduction</text:p>
      <text:p text:style-name="Standard">Résumé de la phase d'analyse fin 1er semestre</text:p>
      <text:p text:style-name="Standard">Celle adaptée (jeu du lapin)</text:p>
      <text:p text:style-name="Standard"/>
      <text:p text:style-name="Standard">II- Pourquoi le jeu du lapin a pas marché (ajouter la suppression du langage bas niveau)</text:p>
      <text:p text:style-name="Standard">Itérations, phase d'analyse incomplète</text:p>
      <text:p text:style-name="Standard">Organisation</text:p>
      <text:p text:style-name="Standard"/>
      <text:p text:style-name="Standard">III – Compromis</text:p>
      <text:p text:style-name="Standard">Sérum, répartition des groupes</text:p>
      <text:p text:style-name="Standard"/>
      <text:p text:style-name="Standard">IV résultat</text:p>
      <text:p text:style-name="Standard">IHM fonctionnelle</text:p>
      <text:p text:style-name="Standard">Moteur3D?</text:p>
      <text:p text:style-name="Standard">Compilateu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** **</meta:initial-creator>
    <meta:creation-date>2011-04-27T17:29:46</meta:creation-date>
    <dc:creator>** **</dc:creator>
    <dc:date>2011-04-27T17:30:12</dc:date>
    <dc:language>fr-FR</dc:language>
    <meta:editing-cycles>2</meta:editing-cycles>
    <meta:editing-duration>PT2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51" meta:character-count="340"/>
  </office:meta>
</office:document-meta>
</file>